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2">
      <style:paragraph-properties fo:text-align="justify" style:justify-single-word="false"/>
      <style:text-properties style:font-name="Calibri" fo:font-size="14pt" style:font-size-asian="14pt" style:font-name-complex="Tahoma" style:font-size-complex="14pt"/>
    </style:style>
    <style:style style:name="P2" style:family="paragraph" style:parent-style-name="Heading_20_2">
      <style:paragraph-properties fo:text-align="justify" style:justify-single-word="false"/>
    </style:style>
    <style:style style:name="P3" style:family="paragraph" style:parent-style-name="Standard">
      <style:text-properties fo:language="en" fo:country="GB"/>
    </style:style>
    <style:style style:name="P4" style:family="paragraph" style:parent-style-name="Standard">
      <style:paragraph-properties fo:text-align="justify" style:justify-single-word="false"/>
      <style:text-properties fo:language="en" fo:country="GB"/>
    </style:style>
    <style:style style:name="P5" style:family="paragraph" style:parent-style-name="Standard">
      <style:paragraph-properties fo:text-align="justify" style:justify-single-word="false"/>
      <style:text-properties fo:language="en" fo:country="GB" officeooo:paragraph-rsid="0010352a"/>
    </style:style>
    <style:style style:name="P6" style:family="paragraph" style:parent-style-name="Standard">
      <style:paragraph-properties fo:text-align="justify" style:justify-single-word="false"/>
      <style:text-properties fo:language="en" fo:country="GB" fo:font-style="italic" style:font-style-asian="italic"/>
    </style:style>
    <style:style style:name="P7" style:family="paragraph" style:parent-style-name="Standard">
      <style:paragraph-properties fo:text-align="justify" style:justify-single-word="false"/>
      <style:text-properties fo:language="en" fo:country="GB" fo:font-style="normal" style:font-style-asian="normal" style:font-style-complex="normal"/>
    </style:style>
    <style:style style:name="P8" style:family="paragraph" style:parent-style-name="Standard">
      <style:paragraph-properties fo:text-align="justify" style:justify-single-word="false"/>
      <style:text-properties fo:language="en" fo:country="GB" fo:font-style="normal" officeooo:paragraph-rsid="00129ed6" style:font-style-asian="normal" style:font-style-complex="normal"/>
    </style:style>
    <style:style style:name="P9" style:family="paragraph" style:parent-style-name="Standard">
      <style:paragraph-properties fo:text-align="justify" style:justify-single-word="false"/>
      <style:text-properties fo:language="en" fo:country="GB" fo:font-style="normal" officeooo:rsid="00129ed6" officeooo:paragraph-rsid="00129ed6" style:font-style-asian="normal" style:font-style-complex="normal"/>
    </style:style>
    <style:style style:name="P10" style:family="paragraph" style:parent-style-name="Standard">
      <style:text-properties fo:language="en" fo:country="GB" officeooo:paragraph-rsid="0016380a"/>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6380a"/>
    </style:style>
    <style:style style:name="P13" style:family="paragraph" style:parent-style-name="Standard">
      <style:text-properties fo:font-style="italic" officeooo:rsid="00145e40" officeooo:paragraph-rsid="00145e40" style:font-style-asian="italic" style:font-style-complex="italic"/>
    </style:style>
    <style:style style:name="T1" style:family="text">
      <style:text-properties style:font-name="Calibri" fo:font-size="14pt" style:font-size-asian="14pt" style:font-name-complex="Tahoma" style:font-size-complex="14pt"/>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officeooo:rsid="0010352a"/>
    </style:style>
    <style:style style:name="T5" style:family="text">
      <style:text-properties officeooo:rsid="00129ed6"/>
    </style:style>
    <style:style style:name="T6" style:family="text">
      <style:text-properties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7" style:family="text">
      <style:text-properties officeooo:rsid="00145e40"/>
    </style:style>
    <style:style style:name="T8" style:family="text">
      <style:text-properties officeooo:rsid="001638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267 Week 3 - Lab Materials – Answers: </text:p>
      <text:h text:style-name="P1" text:outline-level="2" loext:marker-style-name="T1"><text:bookmark-start text:name="_Toc178676523"/><text:bookmark-start text:name="_Toc288924746"/><text:bookmark-start text:name="_Toc212893212"/></text:h>
      <text:h text:style-name="P2" text:outline-level="2" loext:marker-style-name="T1"><text:span text:style-name="T1">Beech Hill Library Project</text:span><text:bookmark-end text:name="_Toc178676523"/><text:bookmark-end text:name="_Toc212893212"/><text:bookmark-end text:name="_Toc288924746"/><text:span text:style-name="T1">:</text:span></text:h>
      <text:p text:style-name="P3" loext:marker-style-name="T2"/>
      <text:p text:style-name="P11" loext:marker-style-name="T3"><text:span text:style-name="T3">Task 1.</text:span></text:p>
      <text:p text:style-name="P11" loext:marker-style-name="T2"><text:span text:style-name="T2">Make a list of these stakeholders and explain why they will need to be consulted on the project.</text:span></text:p>
      <text:p text:style-name="P5" loext:marker-style-name="T2"/>
      <text:p text:style-name="P5" loext:marker-style-name="T2"><text:span text:style-name="T4">- Principal, Students, Teachers/Educators, English Dept, Parents, Librarian</text:span></text:p>
      <text:p text:style-name="P4" loext:marker-style-name="T2"/>
      <text:p text:style-name="P4" loext:marker-style-name="T2"/>
      <text:p text:style-name="P4" loext:marker-style-name="T2"/>
      <text:p text:style-name="P4" loext:marker-style-name="T2"/>
      <text:p text:style-name="P11" loext:marker-style-name="T3"><text:span text:style-name="T3">Task 2. </text:span></text:p>
      <text:p text:style-name="P11" loext:marker-style-name="T2"><text:span text:style-name="T2">Having consulted with the stakeholders that you have identified, list the assumptions, risks and dependencies that you have made regarding the project. Also, explain what is in scope and out of scope for the project.</text:span></text:p>
      <text:p text:style-name="P4" loext:marker-style-name="T2"/>
      <text:p text:style-name="P4" loext:marker-style-name="T2">- <text:span text:style-name="T4">Assumptions: There are books, There are computers, Teachers will need training in the system/library</text:span></text:p>
      <text:p text:style-name="P4" loext:marker-style-name="T2"/>
      <text:p text:style-name="P4" loext:marker-style-name="T2">- <text:span text:style-name="T4">Risks: Existing computer systems are too slow for a new library system, Can’t handle many students at once,</text:span></text:p>
      <text:p text:style-name="P4" loext:marker-style-name="T2"/>
      <text:p text:style-name="P4" loext:marker-style-name="T2">- <text:span text:style-name="T4">Dependencies: Librarian will maintain system (in relation to books)</text:span></text:p>
      <text:p text:style-name="P4" loext:marker-style-name="T2"/>
      <text:p text:style-name="P4" loext:marker-style-name="T2">- <text:span text:style-name="T4">In-Scope: The library, the staff, the students</text:span></text:p>
      <text:p text:style-name="P4" loext:marker-style-name="T2">- <text:span text:style-name="T4">Out-of-Scope: Book’s condition, </text:span></text:p>
      <text:p text:style-name="P4" loext:marker-style-name="T2"/>
      <text:p text:style-name="P4" loext:marker-style-name="T2"/>
      <text:p text:style-name="P4" loext:marker-style-name="T2"/>
      <text:p text:style-name="P6" loext:marker-style-name="T2"><text:soft-page-break/></text:p>
      <text:p text:style-name="P11" loext:marker-style-name="T3"><text:span text:style-name="T3">Task 5. </text:span></text:p>
      <text:p text:style-name="P11" loext:marker-style-name="T2"><text:span text:style-name="T2">As the Test Analyst, you have worked with the Business Analyst to identify the requirements for all the remaining main functions of the Beech Hill Library System and development of the system is underway and the system will be available for test soon. You are aware that there will be bugs in the system. Work with the Business Analyst to develop an approach to finding the bugs in the system. Explain which parts of the system you want to work on and why.</text:span></text:p>
      <text:p text:style-name="P6" loext:marker-style-name="T3"/>
      <text:p text:style-name="P7">- <text:span text:style-name="T5">To find bugs, students/teachers/librarians will report bugs that they find while using the system</text:span></text:p>
      <text:p text:style-name="P7"/>
      <text:p text:style-name="P7">- <text:span text:style-name="T5">The loaning system is the most important part of the system</text:span></text:p>
      <text:p text:style-name="P7">- <text:s/><text:span text:style-name="T5">The system to view available/not available books is important for students and useful for librarians keeping track of books</text:span></text:p>
      <text:p text:style-name="P6" loext:marker-style-name="T3"/>
      <text:p text:style-name="P11" loext:marker-style-name="T3"><text:span text:style-name="T3">Task 6.</text:span></text:p>
      <text:p text:style-name="P11" loext:marker-style-name="T2"><text:span text:style-name="T2">Your boss in </text:span><text:span text:style-name="T3">TestABC </text:span><text:span text:style-name="T2">has contacted you to ask how long the testing phase will take for the Beech Hill Project How will you go about estimating how long the test phase will take and what things do you think are the most important to consider? Why is this task difficult to do?</text:span></text:p>
      <text:p text:style-name="P6" loext:marker-style-name="T3"/>
      <text:p text:style-name="P7">- <text:span text:style-name="T5">We will break larger tasks into smaller tasks, then estimate those.</text:span></text:p>
      <text:p text:style-name="P9">- We will account for faults to occur</text:p>
      <text:p text:style-name="P9"/>
      <text:p text:style-name="P9">- The most important things to consider will be the more business critical parts of the system, such as the loaning system</text:p>
      <text:p text:style-name="P9"/>
      <text:p text:style-name="P8"><text:span text:style-name="T5">- This task is difficult as the effort required is indeterminate, as we cannot predict how many fault/their severity.</text:span></text:p>
      <text:p text:style-name="P7"/>
      <text:p text:style-name="P7"/>
      <text:p text:style-name="P7"/>
      <text:p text:style-name="P7"/>
      <text:p text:style-name="P7"/>
      <text:p text:style-name="P7"/>
      <text:p text:style-name="P7"/>
      <text:p text:style-name="P11" loext:marker-style-name="T3"><text:bookmark text:name="_GoBack"/><text:soft-page-break/><text:span text:style-name="T3">Task 7.</text:span></text:p>
      <text:p text:style-name="P11" loext:marker-style-name="T2"><text:span text:style-name="T2">As Test Analyst and Business Analyst you are working together to plan the User Acceptance Testing phase in detail. Work together to identify what exit criteria should apply to this phase of testing. From the exit criteria that you have identified, which could be relaxed if the project goes off course.</text:span></text:p>
      <text:p text:style-name="P3" loext:marker-style-name="T2"/>
      <text:p text:style-name="Standard">- <text:span text:style-name="T7">The cost of the project could be an exit criteria, as the school may only have a certain budget for it</text:span></text:p>
      <text:p text:style-name="Standard">- <text:span text:style-name="T7">All the users that are involved are satisfied.</text:span></text:p>
      <text:p text:style-name="Standard">- <text:span text:style-name="T7">All major bugs found are resolved and re-tested.</text:span></text:p>
      <text:p text:style-name="Standard">- <text:span text:style-name="T7">Time constraints.</text:span></text:p>
      <text:p text:style-name="Standard"/>
      <text:p text:style-name="Standard"/>
      <text:p text:style-name="Standard">- <text:span text:style-name="T7">We could relax that “all users are satisfied”</text:span></text:p>
      <text:p text:style-name="Standard">- <text:span text:style-name="T7">We could relax that “all major bugs are found”, given that all business critical ones are resolved and re-tested</text:span></text:p>
      <text:p text:style-name="Standard"/>
      <text:p text:style-name="Standard"/>
      <text:p text:style-name="Standard"/>
      <text:p text:style-name="P13">Task 8</text:p>
      <text:p text:style-name="P12" loext:marker-style-name="T2"><text:span text:style-name="T2">For one of the requirements identified in Task 3, write a test case for the requirement. Use the test catalogue provided. What types of defect might you find during the testing phase? How would you decide which defects to fix first? Explain the process that you would use to decide this.</text:span><text:bookmark text:name="_GoBack Copy 1"/></text:p>
      <text:p text:style-name="P10" loext:marker-style-name="T2"/>
      <text:p text:style-name="P10" loext:marker-style-name="T2">- <text:span text:style-name="T8">We might find defects related to when multiple users are trying to view/borrow the same book</text:span></text:p>
      <text:p text:style-name="P10" loext:marker-style-name="T2"/>
      <text:p text:style-name="P10" loext:marker-style-name="T2">- <text:span text:style-name="T8">The more business critical bugs should be fixed first.</text:span></text:p>
      <text:p text:style-name="P10" loext:marker-style-name="T2">- <text:span text:style-name="T8">We will consult with the business/business analyst to decide th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I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cm" fo:margin-bottom="0cm" style:contextual-spacing="false" fo:line-height="100%" fo:keep-with-next="always"/>
      <style:text-properties fo:color="#000000" loext:opacity="100%" style:font-name="Arial" fo:font-family="Arial" style:font-family-generic="roman" style:font-pitch="variable" fo:font-size="16pt" fo:language="en" fo:country="GB" fo:font-weight="bold"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weight-complex="bold"/>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name-asian="Times New Roman" style:font-family-asian="'Times New Roman'" style:font-family-generic-asian="system" style:font-pitch-asian="variable" style:font-size-asian="12pt" style:language-asian="en" style:country-asian="IE"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2_20_Char" style:display-name="Heading 2 Char" style:family="text" style:parent-style-name="Default_20_Paragraph_20_Font" loext:linked-style-name="Heading_20_2">
      <style:text-properties fo:color="#000000" loext:opacity="100%" style:font-name="Arial" fo:font-family="Arial" style:font-family-generic="roman" style:font-pitch="variable" fo:font-size="16pt" fo:language="en" fo:country="GB" fo:font-weight="bold"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ilvana MacMahon</meta:initial-creator>
    <meta:editing-cycles>7</meta:editing-cycles>
    <meta:creation-date>2023-01-27T11:51:00</meta:creation-date>
    <dc:date>2026-01-28T12:22:04.569661297</dc:date>
    <meta:editing-duration>PT39M52S</meta:editing-duration>
    <meta:generator>LibreOffice/24.2.7.2$Linux_X86_64 LibreOffice_project/420$Build-2</meta:generator>
    <meta:document-statistic meta:table-count="0" meta:image-count="0" meta:object-count="0" meta:page-count="3" meta:paragraph-count="36" meta:word-count="596" meta:character-count="3409" meta:non-whitespace-character-count="2843"/>
    <meta:user-defined meta:name="AppVersion">16.0000</meta:user-defined>
    <meta:user-defined meta:name="Company">Dublin City University</meta:user-defined>
    <meta:template xlink:type="simple" xlink:actuate="onRequest" xlink:title="Normal" xlink:href=""/>
  </office:meta>
</office:document-meta>
</file>